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Table1" style:family="table">
      <style:table-properties style:width="7.25cm" table:align="left"/>
    </style:style>
    <style:style style:name="Table1.A" style:family="table-column">
      <style:table-column-properties style:column-width="0.425cm"/>
    </style:style>
    <style:style style:name="Table1.B" style:family="table-column">
      <style:table-column-properties style:column-width="6.824cm"/>
    </style:style>
    <style:style style:name="Table1.A1" style:family="table-cell">
      <style:table-cell-properties style:vertical-align="middle" fo:padding="0.049cm" fo:border="none"/>
    </style:style>
    <style:style style:name="Table2" style:family="table">
      <style:table-properties style:width="13.839cm" fo:margin-left="1cm" table:align="left"/>
    </style:style>
    <style:style style:name="Table2.A" style:family="table-column">
      <style:table-column-properties style:column-width="0.425cm"/>
    </style:style>
    <style:style style:name="Table2.B" style:family="table-column">
      <style:table-column-properties style:column-width="13.414cm"/>
    </style:style>
    <style:style style:name="Table2.A1" style:family="table-cell">
      <style:table-cell-properties style:vertical-align="middle" fo:padding="0.049cm" fo:border="none"/>
    </style:style>
    <style:style style:name="Table3" style:family="table">
      <style:table-properties style:width="13.085cm" fo:margin-left="1cm" table:align="left"/>
    </style:style>
    <style:style style:name="Table3.A" style:family="table-column">
      <style:table-column-properties style:column-width="0.425cm"/>
    </style:style>
    <style:style style:name="Table3.B" style:family="table-column">
      <style:table-column-properties style:column-width="12.659cm"/>
    </style:style>
    <style:style style:name="Table3.A1" style:family="table-cell">
      <style:table-cell-properties style:vertical-align="middle" fo:padding="0.049cm" fo:border="none"/>
    </style:style>
    <style:style style:name="Table4" style:family="table">
      <style:table-properties style:width="7.62cm" fo:margin-left="1cm" table:align="left"/>
    </style:style>
    <style:style style:name="Table4.A" style:family="table-column">
      <style:table-column-properties style:column-width="0.425cm"/>
    </style:style>
    <style:style style:name="Table4.B" style:family="table-column">
      <style:table-column-properties style:column-width="7.195cm"/>
    </style:style>
    <style:style style:name="Table4.A1" style:family="table-cell">
      <style:table-cell-properties style:vertical-align="middle" fo:padding="0.049cm" fo:border="none"/>
    </style:style>
    <style:style style:name="Table5" style:family="table">
      <style:table-properties style:width="12.504cm" fo:margin-left="1cm" table:align="left"/>
    </style:style>
    <style:style style:name="Table5.A" style:family="table-column">
      <style:table-column-properties style:column-width="0.425cm"/>
    </style:style>
    <style:style style:name="Table5.B" style:family="table-column">
      <style:table-column-properties style:column-width="12.079cm"/>
    </style:style>
    <style:style style:name="Table5.A1" style:family="table-cell">
      <style:table-cell-properties style:vertical-align="middle" fo:padding="0.049cm" fo:border="none"/>
    </style:style>
    <style:style style:name="Table6" style:family="table">
      <style:table-properties style:width="7.43cm" fo:margin-left="1cm" table:align="left"/>
    </style:style>
    <style:style style:name="Table6.A" style:family="table-column">
      <style:table-column-properties style:column-width="0.425cm"/>
    </style:style>
    <style:style style:name="Table6.B" style:family="table-column">
      <style:table-column-properties style:column-width="7.004cm"/>
    </style:style>
    <style:style style:name="Table6.A1" style:family="table-cell">
      <style:table-cell-properties style:vertical-align="middle" fo:padding="0.049cm" fo:border="none"/>
    </style:style>
    <style:style style:name="Table7" style:family="table">
      <style:table-properties style:width="9.557cm" fo:margin-left="1cm" table:align="left"/>
    </style:style>
    <style:style style:name="Table7.A" style:family="table-column">
      <style:table-column-properties style:column-width="0.425cm"/>
    </style:style>
    <style:style style:name="Table7.B" style:family="table-column">
      <style:table-column-properties style:column-width="9.132cm"/>
    </style:style>
    <style:style style:name="Table7.A1" style:family="table-cell">
      <style:table-cell-properties style:vertical-align="middle" fo:padding="0.049cm" fo:border="none"/>
    </style:style>
    <style:style style:name="Table8" style:family="table">
      <style:table-properties style:width="6.6cm" fo:margin-left="1cm" table:align="left"/>
    </style:style>
    <style:style style:name="Table8.A" style:family="table-column">
      <style:table-column-properties style:column-width="0.425cm"/>
    </style:style>
    <style:style style:name="Table8.B" style:family="table-column">
      <style:table-column-properties style:column-width="6.175cm"/>
    </style:style>
    <style:style style:name="Table8.A1" style:family="table-cell">
      <style:table-cell-properties style:vertical-align="middle" fo:padding="0.049cm" fo:border="none"/>
    </style:style>
    <style:style style:name="Table9" style:family="table">
      <style:table-properties style:width="9.864cm" fo:margin-left="1cm" table:align="left"/>
    </style:style>
    <style:style style:name="Table9.A" style:family="table-column">
      <style:table-column-properties style:column-width="0.425cm"/>
    </style:style>
    <style:style style:name="Table9.B" style:family="table-column">
      <style:table-column-properties style:column-width="9.439cm"/>
    </style:style>
    <style:style style:name="Table9.A1" style:family="table-cell">
      <style:table-cell-properties style:vertical-align="middle" fo:padding="0.049cm" fo:border="none"/>
    </style:style>
    <style:style style:name="Table10" style:family="table">
      <style:table-properties style:width="10.696cm" fo:margin-left="1cm" table:align="left"/>
    </style:style>
    <style:style style:name="Table10.A" style:family="table-column">
      <style:table-column-properties style:column-width="0.425cm"/>
    </style:style>
    <style:style style:name="Table10.B" style:family="table-column">
      <style:table-column-properties style:column-width="10.271cm"/>
    </style:style>
    <style:style style:name="Table10.A1" style:family="table-cell">
      <style:table-cell-properties style:vertical-align="middle" fo:padding="0.049cm" fo:border="none"/>
    </style:style>
    <style:style style:name="Table11" style:family="table">
      <style:table-properties style:width="9.73cm" fo:margin-left="1cm" table:align="left"/>
    </style:style>
    <style:style style:name="Table11.A" style:family="table-column">
      <style:table-column-properties style:column-width="0.425cm"/>
    </style:style>
    <style:style style:name="Table11.B" style:family="table-column">
      <style:table-column-properties style:column-width="9.305cm"/>
    </style:style>
    <style:style style:name="Table11.A1" style:family="table-cell">
      <style:table-cell-properties style:vertical-align="middle" fo:padding="0.049cm" fo:border="none"/>
    </style:style>
    <style:style style:name="Table12" style:family="table">
      <style:table-properties style:width="10.391cm" fo:margin-left="1cm" table:align="left"/>
    </style:style>
    <style:style style:name="Table12.A" style:family="table-column">
      <style:table-column-properties style:column-width="0.425cm"/>
    </style:style>
    <style:style style:name="Table12.B" style:family="table-column">
      <style:table-column-properties style:column-width="9.966cm"/>
    </style:style>
    <style:style style:name="Table12.A1" style:family="table-cell">
      <style:table-cell-properties style:vertical-align="middle" fo:padding="0.049cm" fo:border="none"/>
    </style:style>
    <style:style style:name="Table13" style:family="table">
      <style:table-properties style:width="7.662cm" fo:margin-left="1cm" table:align="left"/>
    </style:style>
    <style:style style:name="Table13.A" style:family="table-column">
      <style:table-column-properties style:column-width="0.425cm"/>
    </style:style>
    <style:style style:name="Table13.B" style:family="table-column">
      <style:table-column-properties style:column-width="7.237cm"/>
    </style:style>
    <style:style style:name="Table13.A1" style:family="table-cell">
      <style:table-cell-properties style:vertical-align="middle" fo:padding="0.049cm" fo:border="none"/>
    </style:style>
    <style:style style:name="Table14" style:family="table">
      <style:table-properties style:width="8.885cm" fo:margin-left="1cm" table:align="left"/>
    </style:style>
    <style:style style:name="Table14.A" style:family="table-column">
      <style:table-column-properties style:column-width="0.425cm"/>
    </style:style>
    <style:style style:name="Table14.B" style:family="table-column">
      <style:table-column-properties style:column-width="8.46cm"/>
    </style:style>
    <style:style style:name="Table14.A1" style:family="table-cell">
      <style:table-cell-properties style:vertical-align="middle" fo:padding="0.049cm" fo:border="none"/>
    </style:style>
    <style:style style:name="Table15" style:family="table">
      <style:table-properties style:width="8.8cm" fo:margin-left="1cm" table:align="left"/>
    </style:style>
    <style:style style:name="Table15.A" style:family="table-column">
      <style:table-column-properties style:column-width="0.425cm"/>
    </style:style>
    <style:style style:name="Table15.B" style:family="table-column">
      <style:table-column-properties style:column-width="8.375cm"/>
    </style:style>
    <style:style style:name="Table15.A1" style:family="table-cell">
      <style:table-cell-properties style:vertical-align="middle" fo:padding="0.049cm" fo:border="none"/>
    </style:style>
    <style:style style:name="Table16" style:family="table">
      <style:table-properties style:width="8.237cm" fo:margin-left="1cm" table:align="left"/>
    </style:style>
    <style:style style:name="Table16.A" style:family="table-column">
      <style:table-column-properties style:column-width="0.425cm"/>
    </style:style>
    <style:style style:name="Table16.B" style:family="table-column">
      <style:table-column-properties style:column-width="7.812cm"/>
    </style:style>
    <style:style style:name="Table16.A1" style:family="table-cell">
      <style:table-cell-properties style:vertical-align="middle" fo:padding="0.049cm" fo:border="none"/>
    </style:style>
    <style:style style:name="Table17" style:family="table">
      <style:table-properties style:width="8.774cm" fo:margin-left="1cm" table:align="left"/>
    </style:style>
    <style:style style:name="Table17.A" style:family="table-column">
      <style:table-column-properties style:column-width="0.425cm"/>
    </style:style>
    <style:style style:name="Table17.B" style:family="table-column">
      <style:table-column-properties style:column-width="8.348cm"/>
    </style:style>
    <style:style style:name="Table17.A1" style:family="table-cell">
      <style:table-cell-properties style:vertical-align="middle" fo:padding="0.049cm" fo:border="none"/>
    </style:style>
    <style:style style:name="Table18" style:family="table">
      <style:table-properties style:width="8.98cm" fo:margin-left="1cm" table:align="left"/>
    </style:style>
    <style:style style:name="Table18.A" style:family="table-column">
      <style:table-column-properties style:column-width="0.425cm"/>
    </style:style>
    <style:style style:name="Table18.B" style:family="table-column">
      <style:table-column-properties style:column-width="8.555cm"/>
    </style:style>
    <style:style style:name="Table18.A1" style:family="table-cell">
      <style:table-cell-properties style:vertical-align="middle" fo:padding="0.049cm" fo:border="none"/>
    </style:style>
    <style:style style:name="Table19" style:family="table">
      <style:table-properties style:width="9.241cm" table:align="left"/>
    </style:style>
    <style:style style:name="Table19.A" style:family="table-column">
      <style:table-column-properties style:column-width="0.425cm"/>
    </style:style>
    <style:style style:name="Table19.B" style:family="table-column">
      <style:table-column-properties style:column-width="8.816cm"/>
    </style:style>
    <style:style style:name="Table19.A1" style:family="table-cell">
      <style:table-cell-properties style:vertical-align="middle" fo:padding="0.049cm" fo:border="none"/>
    </style:style>
    <style:style style:name="Table20" style:family="table">
      <style:table-properties style:width="11.552cm" table:align="left"/>
    </style:style>
    <style:style style:name="Table20.A" style:family="table-column">
      <style:table-column-properties style:column-width="0.425cm"/>
    </style:style>
    <style:style style:name="Table20.B" style:family="table-column">
      <style:table-column-properties style:column-width="11.127cm"/>
    </style:style>
    <style:style style:name="Table20.A1" style:family="table-cell">
      <style:table-cell-properties style:vertical-align="middle" fo:padding="0.049cm" fo:border="none"/>
    </style:style>
    <style:style style:name="Table21" style:family="table">
      <style:table-properties style:width="4.279cm" table:align="left"/>
    </style:style>
    <style:style style:name="Table21.A" style:family="table-column">
      <style:table-column-properties style:column-width="0.425cm"/>
    </style:style>
    <style:style style:name="Table21.B" style:family="table-column">
      <style:table-column-properties style:column-width="3.854cm"/>
    </style:style>
    <style:style style:name="Table21.A1" style:family="table-cell">
      <style:table-cell-properties style:vertical-align="middle" fo:padding="0.049cm" fo:border="none"/>
    </style:style>
    <style:style style:name="Table22" style:family="table">
      <style:table-properties style:width="4.491cm" table:align="left"/>
    </style:style>
    <style:style style:name="Table22.A" style:family="table-column">
      <style:table-column-properties style:column-width="0.637cm"/>
    </style:style>
    <style:style style:name="Table22.B" style:family="table-column">
      <style:table-column-properties style:column-width="3.854cm"/>
    </style:style>
    <style:style style:name="Table22.A1" style:family="table-cell">
      <style:table-cell-properties style:vertical-align="middle" fo:padding="0.049cm" fo:border="none"/>
    </style:style>
    <style:style style:name="Table23" style:family="table">
      <style:table-properties style:width="5.706cm" table:align="left"/>
    </style:style>
    <style:style style:name="Table23.A" style:family="table-column">
      <style:table-column-properties style:column-width="0.637cm"/>
    </style:style>
    <style:style style:name="Table23.B" style:family="table-column">
      <style:table-column-properties style:column-width="5.069cm"/>
    </style:style>
    <style:style style:name="Table23.A1" style:family="table-cell">
      <style:table-cell-properties style:vertical-align="middle" fo:padding="0.049cm" fo:border="none"/>
    </style:style>
    <style:style style:name="P1" style:family="paragraph" style:parent-style-name="Standard">
      <style:text-properties officeooo:rsid="00197b1f" officeooo:paragraph-rsid="00197b1f"/>
    </style:style>
    <style:style style:name="P2" style:family="paragraph" style:parent-style-name="Text_20_body" style:list-style-name="L1"/>
    <style:style style:name="P3" style:family="paragraph" style:parent-style-name="Text_20_body">
      <style:paragraph-properties fo:margin-top="0cm" fo:margin-bottom="0cm" style:contextual-spacing="false"/>
    </style:style>
    <style:style style:name="P4" style:family="paragraph" style:parent-style-name="Text_20_body" style:list-style-name="L1">
      <style:paragraph-properties fo:margin-top="0cm" fo:margin-bottom="0cm" style:contextual-spacing="false"/>
    </style:style>
    <style:style style:name="P5" style:family="paragraph" style:parent-style-name="Heading_20_1">
      <style:text-properties officeooo:rsid="00197b1f" officeooo:paragraph-rsid="00197b1f"/>
    </style:style>
    <style:style style:name="P6" style:family="paragraph" style:parent-style-name="List_20_Contents">
      <style:paragraph-properties fo:margin-top="0cm" fo:margin-bottom="0.499cm" style:contextual-spacing="false"/>
    </style:style>
    <style:style style:name="T1" style:family="text">
      <style:text-properties fo:color="#ff0000"/>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 text:outline-level="1">Formularios en HTML</text:h>
      <text:p text:style-name="P3">Posted on by <text:a xlink:type="simple" xlink:href="http://michelletorres.mx/author/chicageek/">Michelle Torres</text:a> in <text:a xlink:type="simple" xlink:href="http://michelletorres.mx/curso-programacion-web/curso-html5/">Curso HTML5</text:a>, <text:a xlink:type="simple" xlink:href="http://michelletorres.mx/curso-programacion-web/">Curso Programación Web</text:a> with <text:a xlink:type="simple" xlink:href="http://michelletorres.mx/formularios-en-html/#respond">0 Comments</text:a> </text:p>
      <text:p text:style-name="P3"><text:a xlink:type="simple" xlink:href="http://michelletorres.mx/formularios-en-html/#">Share on facebook</text:a> <text:a xlink:type="simple" xlink:href="http://michelletorres.mx/formularios-en-html/#">Share on twitter</text:a> <text:a xlink:type="simple" xlink:href="http://www.addthis.com/bookmark.php?v=300&amp;winname=addthis&amp;pub=ra-5244e8c374a3ac15&amp;source=tbx32-300,wpp-3.5.9&amp;lng=es&amp;s=google_plusone_share&amp;url=http%3A%2F%2Fmichelletorres.mx%2Fformularios-en-html%2F&amp;title=Formularios%20en%20HTML&amp;ate=AT-ra-5244e8c374a3ac15/-/-/540f69da149aa7ff/2&amp;frommenu=1&amp;uid=540f69da29efdeb1&amp;ufbl=1&amp;ct=1&amp;pre=http%3A%2F%2Fmichelletorres.mx%2Fbotones-en-los-formularios-html%2F&amp;tt=0&amp;captcha_provider=nucaptcha" office:target-frame-name="_blank" xlink:show="new">Share on google_plusone_share</text:a> <text:a xlink:type="simple" xlink:href="http://michelletorres.mx/formularios-en-html/#" office:target-frame-name="_blank" xlink:show="new">Share on email</text:a> <text:a xlink:type="simple" xlink:href="http://michelletorres.mx/formularios-en-html/#">More Sharing Services</text:a> </text:p>
      <text:section text:style-name="Sect1" text:name="Section2">
        <text:p text:style-name="Text_20_body"><text:bookmark text:name="nrelate_flyout_placeholder1"/>Los formularios están delimitados con la etiqueta &lt;form&gt;, que permite reunir varios elementos de un formulario, como botones y casillas de texto.</text:p>
        <text:p text:style-name="Text_20_body">La etiqueta form tiene dos atributos muy importantes:</text:p>
        <text:p text:style-name="List_20_Heading">method </text:p>
        <text:p text:style-name="List_20_Contents">Indica la manera en que serán enviados los valores del formulario. Los métodos permitidos son POST y GET.<text:line-break/><text:span text:style-name="Strong_20_Emphasis">POST</text:span> Envía los datos de manera oculta. <text:span text:style-name="Strong_20_Emphasis">GET</text:span> envía los datos agregándolos a la dirección URL y los separa de la URL base con un signo de interrogación </text:p>
        <text:p text:style-name="List_20_Heading">action </text:p>
        <text:p text:style-name="P6">Indica la ubicación a la cual será enviada la información. Puede ser un correo electrónico un script, inclusive, otra página HTML </text:p>
        <text:section text:style-name="Sect1" text:name="crayon-540f69d903771365669728">
          <table:table table:name="Table20" table:style-name="Table20">
            <table:table-column table:style-name="Table20.A"/>
            <table:table-column table:style-name="Table20.B"/>
            <table:table-row>
              <table:table-cell table:style-name="Table20.A1" office:value-type="string">
                <text:p text:style-name="Table_20_Contents">1</text:p>
              </table:table-cell>
              <table:table-cell table:style-name="Table20.A1" office:value-type="string">
                <text:section text:style-name="Sect1" text:name="crayon-540f69d903771365669728-1">
                  <text:p text:style-name="Table_20_Contents">&lt;form method="post" action="file2.html"&gt;&lt;/form&gt;                    </text:p>
                </text:section>
              </table:table-cell>
            </table:table-row>
          </table:table>
        </text:section>
        <text:p text:style-name="Text_20_body">Dentro de un formulario se pueden insertar cualquier elemento HTML en como texto, botones, tablas y enlaces, pero los elementos interactivos son los más intere</text:p>
      </text:section>
      <text:h text:style-name="P5" text:outline-level="1"/>
      <text:h text:style-name="P5" text:outline-level="1">Elementos input dentro de un formulario HTML</text:h>
      <text:p text:style-name="P3">Posted on by <text:a xlink:type="simple" xlink:href="http://michelletorres.mx/author/chicageek/">Michelle Torres</text:a> in <text:a xlink:type="simple" xlink:href="http://michelletorres.mx/curso-programacion-web/curso-html5/">Curso HTML5</text:a>, <text:a xlink:type="simple" xlink:href="http://michelletorres.mx/curso-programacion-web/">Curso Programación Web</text:a> with <text:a xlink:type="simple" xlink:href="http://michelletorres.mx/elementos-input-dentro-de-un-formulario-html/#respond">0 Comments</text:a> </text:p>
      <text:p text:style-name="P3"><text:a xlink:type="simple" xlink:href="http://michelletorres.mx/elementos-input-dentro-de-un-formulario-html/#">Share on facebook</text:a> <text:a xlink:type="simple" xlink:href="http://michelletorres.mx/elementos-input-dentro-de-un-formulario-html/#">Share on twitter</text:a> <text:a xlink:type="simple" xlink:href="http://www.addthis.com/bookmark.php?v=300&amp;winname=addthis&amp;pub=ra-5244e8c374a3ac15&amp;source=tbx32-300,wpp-3.5.9&amp;lng=es&amp;s=google_plusone_share&amp;url=http%3A%2F%2Fmichelletorres.mx%2Felementos-input-dentro-de-un-formulario-html%2F&amp;title=Elementos%20input%20dentro%20de%20un%20formulario%20HTML&amp;ate=AT-ra-5244e8c374a3ac15/-/-/540f6577c5783351/2&amp;frommenu=1&amp;uid=540f6577e61cd981&amp;ufbl=1&amp;ct=1&amp;pre=http%3A%2F%2Fmichelletorres.mx%2Fareas-de-texto-dentro-de-un-formulario-html%2F&amp;tt=0&amp;captcha_provider=nucaptcha" office:target-frame-name="_blank" xlink:show="new">Share on google_plusone_share</text:a> <text:a xlink:type="simple" xlink:href="http://michelletorres.mx/elementos-input-dentro-de-un-formulario-html/#" office:target-frame-name="_blank" xlink:show="new">Share on email</text:a> <text:a xlink:type="simple" xlink:href="http://michelletorres.mx/elementos-input-dentro-de-un-formulario-html/#">More Sharing Services</text:a> </text:p>
      <text:section text:style-name="Sect1" text:name="nrelate_flyout_placeholder">
        <text:p text:style-name="Text_20_body">Ya vimos que existen varios tipos de input, y antes de ver cada uno de ellos hablaremos de las propiedades que podemos setear.</text:p>
        <text:p text:style-name="Text_20_body">Recordemos que es importante poner un label por cada input, y para esto nuestros input deberán tener un <text:span text:style-name="Strong_20_Emphasis">id</text:span> que les identifique</text:p>
        <text:section text:style-name="Sect1" text:name="crayon-540f657456a38653474165">
          <table:table table:name="Table1" table:style-name="Table1">
            <table:table-column table:style-name="Table1.A"/>
            <table:table-column table:style-name="Table1.B"/>
            <table:table-row>
              <table:table-cell table:style-name="Table1.A1" office:value-type="string">
                <text:p text:style-name="Table_20_Contents">1</text:p>
                <text:p text:style-name="Table_20_Contents">2</text:p>
              </table:table-cell>
              <table:table-cell table:style-name="Table1.A1" office:value-type="string">
                <text:section text:style-name="Sect1" text:name="crayon-540f657456a38653474165-1">
                  <text:p text:style-name="Table_20_Contents">&lt;label for="nombre"&gt;Nombre&lt;/label&gt;</text:p>
                </text:section>
                <text:section text:style-name="Sect1" text:name="crayon-540f657456a38653474165-2">
                  <text:p text:style-name="Table_20_Contents">&lt;input type="text" id="nombre" name="nombre" /&gt;        </text:p>
                </text:section>
              </table:table-cell>
            </table:table-row>
          </table:table>
        </text:section>
        <text:p text:style-name="Text_20_body">Con HTML5 viene la opción de hacer las validaciones de formularios, de modo que cuando nosotros requerimos que un campo no quede vacio deberemos activar el atributo <text:span text:style-name="Strong_20_Emphasis">required</text:span> al cual no se le asigna <text:soft-page-break/>valor. Igualmente si queremos que alguno de los campos no sea validado, activaremos el atributo <text:span text:style-name="Strong_20_Emphasis">formnovalidate</text:span></text:p>
        <text:p text:style-name="Text_20_body">Cuando llenas formularios te has dado cuenta que si el navegador lo permite tienes una lista de opciones para autocompletar, eso puede activarse o desactivarse para cada campo con la propiedad <text:span text:style-name="Strong_20_Emphasis">autocomplete</text:span></text:p>
        <text:p text:style-name="Text_20_body">Los elementos pueden ser deshabilitados y también marcados como de solo lectura. Ambos evitan que el usuario pueda modificar el contenido, la diferencia reside en que los campos deshabilitados no pueden ser seleccionados, mientras que los de solo lectura si pueden ser seleccionados. Los atributos son <text:span text:style-name="Strong_20_Emphasis">readonly</text:span> y <text:span text:style-name="Strong_20_Emphasis">disabled</text:span></text:p>
        <text:p text:style-name="Text_20_body"><text:span text:style-name="Strong_20_Emphasis">maxlenght</text:span> se utiliza para especificar la cantidad máxima de caracteres permitidos</text:p>
        <text:p text:style-name="Text_20_body">Cuando se requiere que el campo ya tenga un valor por default se utiliza el atributo <text:span text:style-name="Strong_20_Emphasis">value</text:span>, y HTML 5 introduce el atributo <text:span text:style-name="Strong_20_Emphasis">list</text:span> para indicar opciones predefinidas para el input, aunque no es soportado en muchos navegadores.</text:p>
        <text:p text:style-name="Text_20_body">Si se desea poner un valor por default, pero que este solo sea un ejemplo, de modo que se borre cuando el usuario haga focus en el campo, se utiliza el atributo <text:span text:style-name="Strong_20_Emphasis">placeholder</text:span></text:p>
        <text:p text:style-name="List_20_Heading">checkbox </text:p>
        <text:p text:style-name="List_20_Contents">Permite al usuario seleccionar uno o mas opciones</text:p>
        <text:section text:style-name="Sect1" text:name="crayon-540f657456a42418851153">
          <table:table table:name="Table2" table:style-name="Table2">
            <table:table-column table:style-name="Table2.A"/>
            <table:table-column table:style-name="Table2.B"/>
            <table:table-row>
              <table:table-cell table:style-name="Table2.A1" office:value-type="string">
                <text:p text:style-name="Table_20_Contents">1</text:p>
                <text:p text:style-name="Table_20_Contents">2</text:p>
              </table:table-cell>
              <table:table-cell table:style-name="Table2.A1" office:value-type="string">
                <text:section text:style-name="Sect1" text:name="crayon-540f657456a42418851153-1">
                  <text:p text:style-name="Table_20_Contents">&lt;input type="checkbox" name="transporte" value="Bici" /&gt; Tengo bici&lt;br /&gt;</text:p>
                </text:section>
                <text:section text:style-name="Sect1" text:name="crayon-540f657456a42418851153-2">
                  <text:p text:style-name="Table_20_Contents">&lt;input type="checkbox" name="transporte" value="Carro" /&gt;Tengo carro</text:p>
                </text:section>
              </table:table-cell>
            </table:table-row>
          </table:table>
        </text:section>
        <text:p text:style-name="List_20_Heading">radio </text:p>
        <text:p text:style-name="List_20_Contents">Permite al usuario seleccionar una opción</text:p>
        <text:section text:style-name="Sect1" text:name="crayon-540f657456a46342427386">
          <table:table table:name="Table3" table:style-name="Table3">
            <table:table-column table:style-name="Table3.A"/>
            <table:table-column table:style-name="Table3.B"/>
            <table:table-row>
              <table:table-cell table:style-name="Table3.A1" office:value-type="string">
                <text:p text:style-name="Table_20_Contents">1</text:p>
                <text:p text:style-name="Table_20_Contents">2</text:p>
              </table:table-cell>
              <table:table-cell table:style-name="Table3.A1" office:value-type="string">
                <text:section text:style-name="Sect1" text:name="crayon-540f657456a46342427386-1">
                  <text:p text:style-name="Table_20_Contents">&lt;input type="radio" name="transporte" value="Bici" /&gt; Tengo bici&lt;br /&gt;</text:p>
                </text:section>
                <text:section text:style-name="Sect1" text:name="crayon-540f657456a46342427386-2">
                  <text:p text:style-name="Table_20_Contents">&lt;input type="radio" name="transporte" value="Carro" /&gt;Tengo carro</text:p>
                </text:section>
              </table:table-cell>
            </table:table-row>
          </table:table>
        </text:section>
        <text:p text:style-name="List_20_Heading">date </text:p>
        <text:p text:style-name="List_20_Contents">Permite definir fechas, ya sea indicando la zona horaria o sin indicarla con datetime, y datetime-local. No es soportado en todos los navegadores.</text:p>
        <text:section text:style-name="Sect1" text:name="crayon-540f657456a4a904040670">
          <table:table table:name="Table4" table:style-name="Table4">
            <table:table-column table:style-name="Table4.A"/>
            <table:table-column table:style-name="Table4.B"/>
            <table:table-row>
              <table:table-cell table:style-name="Table4.A1" office:value-type="string">
                <text:p text:style-name="Table_20_Contents">1</text:p>
                <text:p text:style-name="Table_20_Contents">2</text:p>
              </table:table-cell>
              <table:table-cell table:style-name="Table4.A1" office:value-type="string">
                <text:section text:style-name="Sect1" text:name="crayon-540f657456a4a904040670-1">
                  <text:p text:style-name="Table_20_Contents">&lt;label for="bday"&gt;Cumpleaños&lt;/label&gt; </text:p>
                </text:section>
                <text:section text:style-name="Sect1" text:name="crayon-540f657456a4a904040670-2">
                  <text:p text:style-name="Table_20_Contents">&lt;input type="date" id="bday" name="bday" /&gt;</text:p>
                </text:section>
              </table:table-cell>
            </table:table-row>
          </table:table>
        </text:section>
        <text:p text:style-name="List_20_Heading">month </text:p>
        <text:p text:style-name="List_20_Contents">Cuadro de texto para ingresar el mes y el año sin tomar en cuenta la zona horaria. No es aceptado en todos los navegadores</text:p>
        <text:section text:style-name="Sect1" text:name="crayon-540f657456a4e016242003">
          <table:table table:name="Table5" table:style-name="Table5">
            <table:table-column table:style-name="Table5.A"/>
            <table:table-column table:style-name="Table5.B"/>
            <table:table-row>
              <table:table-cell table:style-name="Table5.A1" office:value-type="string">
                <text:p text:style-name="Table_20_Contents">1</text:p>
                <text:p text:style-name="Table_20_Contents">2</text:p>
              </table:table-cell>
              <table:table-cell table:style-name="Table5.A1" office:value-type="string">
                <text:section text:style-name="Sect1" text:name="crayon-540f657456a4e016242003-1">
                  <text:p text:style-name="Table_20_Contents">&lt;label for="mesanio"&gt;Ingresa el mes y año de tu cumpleaños&lt;/label&gt;</text:p>
                </text:section>
                <text:section text:style-name="Sect1" text:name="crayon-540f657456a4e016242003-2">
                  <text:p text:style-name="Table_20_Contents">&lt;input type="month" id="mesanio" name="mesanio" /&gt;</text:p>
                </text:section>
              </table:table-cell>
            </table:table-row>
          </table:table>
        </text:section>
        <text:p text:style-name="List_20_Heading">time </text:p>
        <text:p text:style-name="List_20_Contents">Cuadro de texto para ingresar una hora. No es aceptado en todos los navegadores</text:p>
        <text:section text:style-name="Sect1" text:name="crayon-540f657456a53213529275">
          <table:table table:name="Table6" table:style-name="Table6">
            <table:table-column table:style-name="Table6.A"/>
            <table:table-column table:style-name="Table6.B"/>
            <table:table-row>
              <table:table-cell table:style-name="Table6.A1" office:value-type="string">
                <text:p text:style-name="Table_20_Contents">1</text:p>
                <text:p text:style-name="Table_20_Contents">2</text:p>
              </table:table-cell>
              <table:table-cell table:style-name="Table6.A1" office:value-type="string">
                <text:section text:style-name="Sect1" text:name="crayon-540f657456a53213529275-1">
                  <text:p text:style-name="Table_20_Contents">&lt;label for="hr"&gt;Ingresa la hora&lt;/label&gt;</text:p>
                </text:section>
                <text:section text:style-name="Sect1" text:name="crayon-540f657456a53213529275-2">
                  <text:p text:style-name="Table_20_Contents">&lt;input type="time" id="hr" name="hr" /&gt;</text:p>
                </text:section>
              </table:table-cell>
            </table:table-row>
          </table:table>
        </text:section>
        <text:p text:style-name="List_20_Heading">week </text:p>
        <text:p text:style-name="List_20_Contents">Cuadro de texto para ingresar un número de semana y el año. No es aceptado en todos los navegadores</text:p>
        <text:section text:style-name="Sect1" text:name="crayon-540f657456a57243849551">
          <table:table table:name="Table7" table:style-name="Table7">
            <table:table-column table:style-name="Table7.A"/>
            <table:table-column table:style-name="Table7.B"/>
            <text:soft-page-break/>
            <table:table-row>
              <table:table-cell table:style-name="Table7.A1" office:value-type="string">
                <text:p text:style-name="Table_20_Contents">1</text:p>
                <text:p text:style-name="Table_20_Contents">2</text:p>
              </table:table-cell>
              <table:table-cell table:style-name="Table7.A1" office:value-type="string">
                <text:section text:style-name="Sect1" text:name="crayon-540f657456a57243849551-1">
                  <text:p text:style-name="Table_20_Contents">&lt;label for="wk"&gt;Ingresa la semana y el año&lt;/label&gt;</text:p>
                </text:section>
                <text:section text:style-name="Sect1" text:name="crayon-540f657456a57243849551-2">
                  <text:p text:style-name="Table_20_Contents">&lt;input type="week" id="wk" name="wk" /&gt;</text:p>
                </text:section>
              </table:table-cell>
            </table:table-row>
          </table:table>
        </text:section>
        <text:p text:style-name="List_20_Heading">email </text:p>
        <text:p text:style-name="List_20_Contents">Permite escribir direcciones de correo, las cuales serán validadas al enviar el formulario.</text:p>
        <text:section text:style-name="Sect1" text:name="crayon-540f657456a5b496272538">
          <table:table table:name="Table8" table:style-name="Table8">
            <table:table-column table:style-name="Table8.A"/>
            <table:table-column table:style-name="Table8.B"/>
            <table:table-row>
              <table:table-cell table:style-name="Table8.A1" office:value-type="string">
                <text:p text:style-name="Table_20_Contents">1</text:p>
                <text:p text:style-name="Table_20_Contents">2</text:p>
              </table:table-cell>
              <table:table-cell table:style-name="Table8.A1" office:value-type="string">
                <text:section text:style-name="Sect1" text:name="crayon-540f657456a5b496272538-1">
                  <text:p text:style-name="Table_20_Contents">&lt;label for="mail"&gt;Correo&lt;/label&gt; </text:p>
                </text:section>
                <text:section text:style-name="Sect1" text:name="crayon-540f657456a5b496272538-2">
                  <text:p text:style-name="Table_20_Contents">&lt;input type="email" id="mail" name="mail" /&gt;</text:p>
                </text:section>
              </table:table-cell>
            </table:table-row>
          </table:table>
        </text:section>
        <text:p text:style-name="List_20_Heading">file </text:p>
        <text:p text:style-name="List_20_Contents">Permite al usuario elegir archivos de su sistema, como el tipico boton examinar.</text:p>
        <text:section text:style-name="Sect1" text:name="crayon-540f657456a5e686810110">
          <table:table table:name="Table9" table:style-name="Table9">
            <table:table-column table:style-name="Table9.A"/>
            <table:table-column table:style-name="Table9.B"/>
            <table:table-row>
              <table:table-cell table:style-name="Table9.A1" office:value-type="string">
                <text:p text:style-name="Table_20_Contents">1</text:p>
                <text:p text:style-name="Table_20_Contents">2</text:p>
                <text:p text:style-name="Table_20_Contents">3</text:p>
              </table:table-cell>
              <table:table-cell table:style-name="Table9.A1" office:value-type="string">
                <text:section text:style-name="Sect1" text:name="crayon-540f657456a5e686810110-1">
                  <text:p text:style-name="Table_20_Contents">&lt;input id="imagen" type="file" accept="image/gif" /&gt;</text:p>
                </text:section>
                <text:section text:style-name="Sect1" text:name="crayon-540f657456a5e686810110-2">
                  <text:p text:style-name="Table_20_Contents"> </text:p>
                </text:section>
                <text:section text:style-name="Sect1" text:name="crayon-540f657456a5e686810110-3">
                  <text:p text:style-name="Table_20_Contents">&lt;input accept="audio/*|video/*|image/*|&lt;a href="http://www.iana.org/assignments/media-types/index.html"&gt;MIME_type&lt;/a&gt;" /&gt;</text:p>
                </text:section>
              </table:table-cell>
            </table:table-row>
          </table:table>
        </text:section>
        <text:p text:style-name="List_20_Heading">hidden </text:p>
        <text:p text:style-name="List_20_Contents">Genera un campo no visible para el usuario. Generalmente se utiliza para guardar un valor por default o para guardar un valor generado con un script.</text:p>
        <text:section text:style-name="Sect1" text:name="crayon-540f657456a62531208809">
          <table:table table:name="Table10" table:style-name="Table10">
            <table:table-column table:style-name="Table10.A"/>
            <table:table-column table:style-name="Table10.B"/>
            <table:table-row>
              <table:table-cell table:style-name="Table10.A1" office:value-type="string">
                <text:p text:style-name="Table_20_Contents">1</text:p>
              </table:table-cell>
              <table:table-cell table:style-name="Table10.A1" office:value-type="string">
                <text:section text:style-name="Sect1" text:name="crayon-540f657456a62531208809-1">
                  <text:p text:style-name="Table_20_Contents">&lt;input type="hidden" name="country" value="Norway" /&gt;</text:p>
                </text:section>
              </table:table-cell>
            </table:table-row>
          </table:table>
        </text:section>
        <text:p text:style-name="List_20_Heading">image </text:p>
        <text:p text:style-name="List_20_Contents">Define una imagen con la función de un botón submit</text:p>
        <text:section text:style-name="Sect1" text:name="crayon-540f657456a66246430250">
          <table:table table:name="Table11" table:style-name="Table11">
            <table:table-column table:style-name="Table11.A"/>
            <table:table-column table:style-name="Table11.B"/>
            <table:table-row>
              <table:table-cell table:style-name="Table11.A1" office:value-type="string">
                <text:p text:style-name="Table_20_Contents">1</text:p>
              </table:table-cell>
              <table:table-cell table:style-name="Table11.A1" office:value-type="string">
                <text:section text:style-name="Sect1" text:name="crayon-540f657456a66246430250-1">
                  <text:p text:style-name="Table_20_Contents">&lt;input type="image" src="boton.jpg" alt="Enviar" /&gt;</text:p>
                </text:section>
              </table:table-cell>
            </table:table-row>
          </table:table>
        </text:section>
        <text:p text:style-name="List_20_Heading">number </text:p>
        <text:p text:style-name="List_20_Contents">Cuadro de texto para ingresar números. Se pueden definir los números aceptados. Se utilizan los parámetros <text:span text:style-name="Strong_20_Emphasis">min</text:span>, <text:span text:style-name="Strong_20_Emphasis">max</text:span> y <text:span text:style-name="Strong_20_Emphasis">step</text:span>. No es aceptado en todos los navegadores</text:p>
        <text:section text:style-name="Sect1" text:name="crayon-540f657456a69824547190">
          <table:table table:name="Table12" table:style-name="Table12">
            <table:table-column table:style-name="Table12.A"/>
            <table:table-column table:style-name="Table12.B"/>
            <table:table-row>
              <table:table-cell table:style-name="Table12.A1" office:value-type="string">
                <text:p text:style-name="Table_20_Contents">1</text:p>
                <text:p text:style-name="Table_20_Contents">2</text:p>
              </table:table-cell>
              <table:table-cell table:style-name="Table12.A1" office:value-type="string">
                <text:section text:style-name="Sect1" text:name="crayon-540f657456a69824547190-1">
                  <text:p text:style-name="Table_20_Contents">&lt;label for="num"&gt;Ingresa un número entre 1 y 5&lt;/label&gt;</text:p>
                </text:section>
                <text:section text:style-name="Sect1" text:name="crayon-540f657456a69824547190-2">
                  <text:p text:style-name="Table_20_Contents">&lt;input type="number" id="num" name="num" min="1" max="5" /&gt;</text:p>
                </text:section>
              </table:table-cell>
            </table:table-row>
          </table:table>
        </text:section>
        <text:p text:style-name="List_20_Heading">range </text:p>
        <text:p text:style-name="List_20_Contents">Control para ingresar un número el cual su valor no debe ser exacto, como en una barra deslizante. Se utilizan los parámetros <text:span text:style-name="Strong_20_Emphasis">min</text:span>, <text:span text:style-name="Strong_20_Emphasis">max</text:span> y <text:span text:style-name="Strong_20_Emphasis">step</text:span>. No es aceptado en todos los navegadores</text:p>
        <text:section text:style-name="Sect1" text:name="crayon-540f657456a6d754041107">
          <table:table table:name="Table13" table:style-name="Table13">
            <table:table-column table:style-name="Table13.A"/>
            <table:table-column table:style-name="Table13.B"/>
            <table:table-row>
              <table:table-cell table:style-name="Table13.A1" office:value-type="string">
                <text:p text:style-name="Table_20_Contents">1</text:p>
                <text:p text:style-name="Table_20_Contents">2</text:p>
              </table:table-cell>
              <table:table-cell table:style-name="Table13.A1" office:value-type="string">
                <text:section text:style-name="Sect1" text:name="crayon-540f657456a6d754041107-1">
                  <text:p text:style-name="Table_20_Contents">&lt;label for="pto"&gt;Elija el puntaje&lt;/label&gt;</text:p>
                </text:section>
                <text:section text:style-name="Sect1" text:name="crayon-540f657456a6d754041107-2">
                  <text:p text:style-name="Table_20_Contents">&lt;input type="range" name="pto" id="pto" min="1" max="15" /&gt;</text:p>
                </text:section>
              </table:table-cell>
            </table:table-row>
          </table:table>
        </text:section>
        <text:p text:style-name="List_20_Heading">password </text:p>
        <text:p text:style-name="List_20_Contents">Cuadro de texto para ingresar contraseñas, de modo que los carácteres se mostrarán enmascarados.</text:p>
        <text:section text:style-name="Sect1" text:name="crayon-540f657456a71649975780">
          <table:table table:name="Table14" table:style-name="Table14">
            <table:table-column table:style-name="Table14.A"/>
            <table:table-column table:style-name="Table14.B"/>
            <table:table-row>
              <table:table-cell table:style-name="Table14.A1" office:value-type="string">
                <text:p text:style-name="Table_20_Contents">1</text:p>
                <text:p text:style-name="Table_20_Contents">2</text:p>
              </table:table-cell>
              <table:table-cell table:style-name="Table14.A1" office:value-type="string">
                <text:section text:style-name="Sect1" text:name="crayon-540f657456a71649975780-1">
                  <text:p text:style-name="Table_20_Contents">&lt;label for="pass"&gt;Ingresa tu contraseña&lt;/label&gt;</text:p>
                </text:section>
                <text:section text:style-name="Sect1" text:name="crayon-540f657456a71649975780-2">
                  <text:p text:style-name="Table_20_Contents">&lt;input type="password" id="pass" name="pass" /&gt;</text:p>
                </text:section>
              </table:table-cell>
            </table:table-row>
          </table:table>
        </text:section>
        <text:p text:style-name="List_20_Heading">search </text:p>
        <text:p text:style-name="List_20_Contents">Cuadro de texto para realizar búsquedas. Solo funciona en Chrome y Safari</text:p>
        <text:section text:style-name="Sect1" text:name="crayon-540f657456a74385344254">
          <table:table table:name="Table15" table:style-name="Table15">
            <table:table-column table:style-name="Table15.A"/>
            <table:table-column table:style-name="Table15.B"/>
            <table:table-row>
              <table:table-cell table:style-name="Table15.A1" office:value-type="string">
                <text:p text:style-name="Table_20_Contents">1</text:p>
                <text:p text:style-name="Table_20_Contents">2</text:p>
              </table:table-cell>
              <table:table-cell table:style-name="Table15.A1" office:value-type="string">
                <text:section text:style-name="Sect1" text:name="crayon-540f657456a74385344254-1">
                  <text:p text:style-name="Table_20_Contents">&lt;label for="busq"&gt;Búsqueda en google&lt;/label&gt;</text:p>
                </text:section>
                <text:section text:style-name="Sect1" text:name="crayon-540f657456a74385344254-2">
                  <text:p text:style-name="Table_20_Contents">&lt;input type="search" id="busq" name="busq" /&gt;</text:p>
                </text:section>
              </table:table-cell>
            </table:table-row>
          </table:table>
        </text:section>
        <text:p text:style-name="List_20_Heading">url </text:p>
        <text:p text:style-name="List_20_Contents">Cuadro de texto para ingresar direcciones web. Aceptado unicamente en Firefox y Chrome</text:p>
        <text:section text:style-name="Sect1" text:name="crayon-540f657456a7e963298021">
          <table:table table:name="Table16" table:style-name="Table16">
            <table:table-column table:style-name="Table16.A"/>
            <table:table-column table:style-name="Table16.B"/>
            <text:soft-page-break/>
            <table:table-row>
              <table:table-cell table:style-name="Table16.A1" office:value-type="string">
                <text:p text:style-name="Table_20_Contents">1</text:p>
                <text:p text:style-name="Table_20_Contents">2</text:p>
              </table:table-cell>
              <table:table-cell table:style-name="Table16.A1" office:value-type="string">
                <text:section text:style-name="Sect1" text:name="crayon-540f657456a7e963298021-1">
                  <text:p text:style-name="Table_20_Contents">&lt;label for="web"&gt;Ingrese su página&lt;/label&gt;</text:p>
                </text:section>
                <text:section text:style-name="Sect1" text:name="crayon-540f657456a7e963298021-2">
                  <text:p text:style-name="Table_20_Contents">&lt;input type="url" id="web" name="web" /&gt;</text:p>
                </text:section>
              </table:table-cell>
            </table:table-row>
          </table:table>
        </text:section>
        <text:p text:style-name="List_20_Heading">tel </text:p>
        <text:p text:style-name="List_20_Contents">Cuadro de texto para ingresar teléfonos. Ningún navegador lo reconoce, pero le servirá para hacer validaciones y formatos en el css</text:p>
        <text:section text:style-name="Sect1" text:name="crayon-540f657456a82860809607">
          <table:table table:name="Table17" table:style-name="Table17">
            <table:table-column table:style-name="Table17.A"/>
            <table:table-column table:style-name="Table17.B"/>
            <table:table-row>
              <table:table-cell table:style-name="Table17.A1" office:value-type="string">
                <text:p text:style-name="Table_20_Contents">1</text:p>
                <text:p text:style-name="Table_20_Contents">2</text:p>
              </table:table-cell>
              <table:table-cell table:style-name="Table17.A1" office:value-type="string">
                <text:section text:style-name="Sect1" text:name="crayon-540f657456a82860809607-1">
                  <text:p text:style-name="Table_20_Contents">&lt;label for="phone"&gt;Ingrese tu teléfono&lt;/label&gt;</text:p>
                </text:section>
                <text:section text:style-name="Sect1" text:name="crayon-540f657456a82860809607-2">
                  <text:p text:style-name="Table_20_Contents">&lt;input type="tel" id="phone" name="phone" /&gt;</text:p>
                </text:section>
              </table:table-cell>
            </table:table-row>
          </table:table>
        </text:section>
        <text:p text:style-name="List_20_Heading">text </text:p>
        <text:p text:style-name="List_20_Contents">Cuadro de texto por default donde se puede ingresar cualquier valor</text:p>
        <text:section text:style-name="Sect1" text:name="crayon-540f657456a86486886651">
          <table:table table:name="Table18" table:style-name="Table18">
            <table:table-column table:style-name="Table18.A"/>
            <table:table-column table:style-name="Table18.B"/>
            <table:table-row>
              <table:table-cell table:style-name="Table18.A1" office:value-type="string">
                <text:p text:style-name="Table_20_Contents">1</text:p>
                <text:p text:style-name="Table_20_Contents">2</text:p>
              </table:table-cell>
              <table:table-cell table:style-name="Table18.A1" office:value-type="string">
                <text:section text:style-name="Sect1" text:name="crayon-540f657456a86486886651-1">
                  <text:p text:style-name="Table_20_Contents">&lt;label for="nombre"&gt;Ingrese su nombre&lt;/label&gt;</text:p>
                </text:section>
                <text:section text:style-name="Sect1" text:name="crayon-540f657456a86486886651-2">
                  <text:p text:style-name="Table_20_Contents">&lt;input type="text" id="nombre" name="nombre" /&gt;</text:p>
                </text:section>
              </table:table-cell>
            </table:table-row>
          </table:table>
        </text:section>
      </text:section>
      <text:p text:style-name="P3"/>
      <text:p text:style-name="P1"/>
      <text:p text:style-name="P1"/>
      <text:p text:style-name="P1"/>
      <text:p text:style-name="P1"/>
      <text:p text:style-name="P1"/>
      <text:p text:style-name="P1"/>
      <text:p text:style-name="P1"/>
      <text:p text:style-name="P1"/>
      <text:p text:style-name="P1"/>
      <text:p text:style-name="P1"/>
      <text:p text:style-name="P1"/>
      <text:p text:style-name="P1"/>
      <text:h text:style-name="P5" text:outline-level="1">Botones en los formularios HTML</text:h>
      <text:p text:style-name="P3">Posted on by <text:a xlink:type="simple" xlink:href="http://michelletorres.mx/author/chicageek/">Michelle Torres</text:a> in <text:a xlink:type="simple" xlink:href="http://michelletorres.mx/curso-programacion-web/curso-html5/">Curso HTML5</text:a>, <text:a xlink:type="simple" xlink:href="http://michelletorres.mx/curso-programacion-web/">Curso Programación Web</text:a> with <text:a xlink:type="simple" xlink:href="http://michelletorres.mx/botones-en-los-formularios-html/#respond">0 Comments</text:a> </text:p>
      <text:p text:style-name="P3"><text:a xlink:type="simple" xlink:href="http://michelletorres.mx/botones-en-los-formularios-html/#">Share on facebook</text:a> <text:a xlink:type="simple" xlink:href="http://michelletorres.mx/botones-en-los-formularios-html/#">Share on twitter</text:a> <text:a xlink:type="simple" xlink:href="http://www.addthis.com/bookmark.php?v=300&amp;winname=addthis&amp;pub=ra-5244e8c374a3ac15&amp;source=tbx32-300,wpp-3.5.9&amp;lng=es&amp;s=google_plusone_share&amp;url=http%3A%2F%2Fmichelletorres.mx%2Fbotones-en-los-formularios-html%2F&amp;title=Botones%20en%20los%20formularios%20HTML&amp;ate=AT-ra-5244e8c374a3ac15/-/-/540f69b593cba6f8/2&amp;frommenu=1&amp;uid=540f69b5b3883234&amp;ufbl=1&amp;ct=1&amp;pre=http%3A%2F%2Fmichelletorres.mx%2Felementos-input-dentro-de-un-formulario-html%2F&amp;tt=0&amp;captcha_provider=nucaptcha" office:target-frame-name="_blank" xlink:show="new">Share on google_plusone_share</text:a> <text:a xlink:type="simple" xlink:href="http://michelletorres.mx/botones-en-los-formularios-html/#" office:target-frame-name="_blank" xlink:show="new">Share on email</text:a> <text:a xlink:type="simple" xlink:href="http://michelletorres.mx/botones-en-los-formularios-html/#">More Sharing Services</text:a> </text:p>
      <text:section text:style-name="Sect1" text:name="Section1">
        <text:p text:style-name="Text_20_body"><text:bookmark text:name="nrelate_flyout_placeholder"/>Con la etiqueta input también se pueden poner botones, pero se recomienda utilizar la etiqueta button para este propósito.</text:p>
        <text:p text:style-name="Text_20_body">Existen tres diferentes tipos de botones, los que no hacen nada a menos que se les programa una acción con un script, el de enviar llamada submit y uno para blanquear los valores del formulario llamado reset</text:p>
        <text:section text:style-name="Sect1" text:name="crayon-540f69b2af925676767422">
          <table:table table:name="Table19" table:style-name="Table19">
            <table:table-column table:style-name="Table19.A"/>
            <table:table-column table:style-name="Table19.B"/>
            <table:table-row>
              <table:table-cell table:style-name="Table19.A1" office:value-type="string">
                <text:p text:style-name="Table_20_Contents">1</text:p>
                <text:p text:style-name="Table_20_Contents">2</text:p>
                <text:p text:style-name="Table_20_Contents">3</text:p>
              </table:table-cell>
              <table:table-cell table:style-name="Table19.A1" office:value-type="string">
                <text:section text:style-name="Sect1" text:name="crayon-540f69b2af925676767422-1">
                  <text:p text:style-name="Table_20_Contents">&lt;button type="button"&gt;Presioname&lt;/button&gt;        </text:p>
                </text:section>
                <text:section text:style-name="Sect1" text:name="crayon-540f69b2af925676767422-2">
                  <text:p text:style-name="Table_20_Contents">&lt;button type="submit"&gt;Enviar&lt;/button&gt;            </text:p>
                </text:section>
                <text:section text:style-name="Sect1" text:name="crayon-540f69b2af925676767422-3">
                  <text:p text:style-name="Table_20_Contents">&lt;button type="reset"&gt;Limpiar&lt;/button&gt; </text:p>
                </text:section>
              </table:table-cell>
            </table:table-row>
          </table:table>
        </text:section>
      </text:section>
      <text:p text:style-name="P1"/>
      <text:p text:style-name="P1"/>
      <text:p text:style-name="P1"/>
      <text:p text:style-name="P1"/>
      <text:p text:style-name="P1"/>
      <text:p text:style-name="P1"/>
      <text:p text:style-name="P1"/>
      <text:h text:style-name="P5" text:outline-level="1"><text:soft-page-break/>Listas desplegables en los formularios HTML</text:h>
      <text:p text:style-name="P3">Posted on by <text:a xlink:type="simple" xlink:href="http://michelletorres.mx/author/chicageek/">Michelle Torres</text:a> in <text:a xlink:type="simple" xlink:href="http://michelletorres.mx/curso-programacion-web/curso-html5/">Curso HTML5</text:a>, <text:a xlink:type="simple" xlink:href="http://michelletorres.mx/curso-programacion-web/">Curso Programación Web</text:a> with <text:a xlink:type="simple" xlink:href="http://michelletorres.mx/listas-desplegables-en-los-formularios-html/#comments">21 Comments</text:a> </text:p>
      <text:p text:style-name="P3"><text:a xlink:type="simple" xlink:href="http://michelletorres.mx/listas-desplegables-en-los-formularios-html/#">Share on facebook</text:a> <text:a xlink:type="simple" xlink:href="http://michelletorres.mx/listas-desplegables-en-los-formularios-html/#">Share on twitter</text:a> <text:a xlink:type="simple" xlink:href="http://www.addthis.com/bookmark.php?v=300&amp;winname=addthis&amp;pub=ra-5244e8c374a3ac15&amp;source=tbx32-300,wpp-3.5.9&amp;lng=es&amp;s=google_plusone_share&amp;url=http%3A%2F%2Fmichelletorres.mx%2Flistas-desplegables-en-los-formularios-html%2F&amp;title=Listas%20desplegables%20en%20los%20formularios%20HTML&amp;ate=AT-ra-5244e8c374a3ac15/-/-/540f6a314eee253d/2&amp;frommenu=1&amp;uid=540f6a31a6f72c33&amp;ufbl=1&amp;ct=1&amp;pre=http%3A%2F%2Fmichelletorres.mx%2Fformularios-en-html%2F&amp;tt=0&amp;captcha_provider=nucaptcha" office:target-frame-name="_blank" xlink:show="new">Share on google_plusone_share</text:a> <text:a xlink:type="simple" xlink:href="http://michelletorres.mx/listas-desplegables-en-los-formularios-html/#" office:target-frame-name="_blank" xlink:show="new">Share on email</text:a> <text:a xlink:type="simple" xlink:href="http://michelletorres.mx/listas-desplegables-en-los-formularios-html/#">More Sharing Services</text:a> </text:p>
      <text:section text:style-name="Sect1" text:name="Section3">
        <text:h text:style-name="Heading_20_3" text:outline-level="3"><text:bookmark text:name="nrelate_flyout_placeholder2"/><text:span text:style-name="Strong_20_Emphasis"><text:span text:style-name="T1">Nota:</text:span></text:span><text:span text:style-name="T1"> </text:span>Si lo que estas buscando es como realizar menús en HTML por medio de listas, entonces ve a <text:a xlink:type="simple" xlink:href="http://michelletorres.mx/menus-horizontales-con-html-y-css/">este enlace</text:a>.</text:h>
        <text:p text:style-name="Text_20_body">La etiqueta &lt;select&gt; sirve para crear listas desplegables html (que por cierto no obligatoriamente tiene que ser desplegable), y cada uno de los elementos de esa lista son especificados por las etiquetas OPTION u OPTGROUP dentro de ella.</text:p>
        <text:p text:style-name="Text_20_body">Los atributos de la etiqueta select son:</text:p>
        <text:list xml:id="list738329075669550751" text:style-name="L1">
          <text:list-item>
            <text:p text:style-name="P4"><text:span text:style-name="Strong_20_Emphasis">name</text:span>: Representa el nombre asociado con la casilla de texto, que permite su identificación en el par nombre/valor. </text:p>
          </text:list-item>
          <text:list-item>
            <text:p text:style-name="P4"><text:span text:style-name="Strong_20_Emphasis">disabled</text:span>: Crea un lista desactivada, que aparece atenuada </text:p>
          </text:list-item>
          <text:list-item>
            <text:p text:style-name="P4"><text:span text:style-name="Strong_20_Emphasis">size</text:span>: Si un elemento SELECT se presenta como una lista con desplazamiento (“scrolled list box”), este atributo especifica el número de filas de la lista que deberían ser visibles al mismo tiempo.No es preciso que los agentes<text:line-break/>visuales presenten un elemento SELECT como una lista (“list box”); pueden usar cualquier otro mecanismo, como por ejemplo un menú desplegable (“drop-down menu”). </text:p>
          </text:list-item>
          <text:list-item>
            <text:p text:style-name="P2"><text:span text:style-name="Strong_20_Emphasis">multiple</text:span>: Permite al usuario seleccionar varios campos de la lista </text:p>
          </text:list-item>
        </text:list>
        <text:p text:style-name="Text_20_body">Por cada opción a desplegar en la lista se utiliza la etiqueta <text:span text:style-name="Strong_20_Emphasis">&lt;option&gt;</text:span> la cual puede tener como propiedades <text:span text:style-name="Strong_20_Emphasis">selected</text:span> y <text:span text:style-name="Strong_20_Emphasis">value</text:span> además de cualquiera de los atributos inherentes de los objetos html, que puedes revisar en <text:a xlink:type="simple" xlink:href="http://michelletorres.mx/atributos-globales-en-html5/">esta entrada</text:a>.</text:p>
        <text:p text:style-name="Text_20_body">Veamos pues un sencillo ejemplo de una lista desplegable con sus elementos.</text:p>
        <text:section text:style-name="Sect1" text:name="crayon-540f6a2d98227543948137">
          <table:table table:name="Table21" table:style-name="Table21">
            <table:table-column table:style-name="Table21.A"/>
            <table:table-column table:style-name="Table21.B"/>
            <text:soft-page-break/>
            <table:table-row>
              <table:table-cell table:style-name="Table21.A1" office:value-type="string">
                <text:p text:style-name="Table_20_Contents">1</text:p>
                <text:p text:style-name="Table_20_Contents">2</text:p>
                <text:p text:style-name="Table_20_Contents">3</text:p>
                <text:p text:style-name="Table_20_Contents">4</text:p>
                <text:p text:style-name="Table_20_Contents">5</text:p>
                <text:p text:style-name="Table_20_Contents">6</text:p>
                <text:p text:style-name="Table_20_Contents">7</text:p>
                <text:p text:style-name="Table_20_Contents">8</text:p>
              </table:table-cell>
              <table:table-cell table:style-name="Table21.A1" office:value-type="string">
                <text:section text:style-name="Sect1" text:name="crayon-540f6a2d98227543948137-1">
                  <text:p text:style-name="Table_20_Contents">&lt;select name="OS"&gt;</text:p>
                </text:section>
                <text:section text:style-name="Sect1" text:name="crayon-540f6a2d98227543948137-2">
                  <text:p text:style-name="Table_20_Contents">   &lt;option value="1"&gt;Windows Vista&lt;/option&gt; </text:p>
                </text:section>
                <text:section text:style-name="Sect1" text:name="crayon-540f6a2d98227543948137-3">
                  <text:p text:style-name="Table_20_Contents">   &lt;option value="2"&gt;Windows 7&lt;/option&gt; </text:p>
                </text:section>
                <text:section text:style-name="Sect1" text:name="crayon-540f6a2d98227543948137-4">
                  <text:p text:style-name="Table_20_Contents">   &lt;option value="3"&gt;Windows XP&lt;/option&gt;</text:p>
                </text:section>
                <text:section text:style-name="Sect1" text:name="crayon-540f6a2d98227543948137-5">
                  <text:p text:style-name="Table_20_Contents">   &lt;option value="10"&gt;Fedora&lt;/option&gt; </text:p>
                </text:section>
                <text:section text:style-name="Sect1" text:name="crayon-540f6a2d98227543948137-6">
                  <text:p text:style-name="Table_20_Contents">   &lt;option value="11"&gt;Debian&lt;/option&gt; </text:p>
                </text:section>
                <text:section text:style-name="Sect1" text:name="crayon-540f6a2d98227543948137-7">
                  <text:p text:style-name="Table_20_Contents">   &lt;option value="12"&gt;Suse&lt;/option&gt; </text:p>
                </text:section>
                <text:section text:style-name="Sect1" text:name="crayon-540f6a2d98227543948137-8">
                  <text:p text:style-name="Table_20_Contents">&lt;/select&gt;</text:p>
                </text:section>
              </table:table-cell>
            </table:table-row>
          </table:table>
        </text:section>
        <text:p text:style-name="Text_20_body">Esto se verá así:</text:p>
        <text:p text:style-name="Text_20_body"> </text:p>
        <text:p text:style-name="Text_20_body">Como puedes ver los values no necesariamente son texto, y cuando son números, no necesariamente van en orden.<text:line-break/>De hecho, debes siempre recordar que <text:span text:style-name="Strong_20_Emphasis"><text:span text:style-name="Emphasis">el value será el dato que se enviará cuando el formulario sea enviado</text:span></text:span>.</text:p>
        <text:p text:style-name="Text_20_body">En el ejemplo anterior, los sistemas operativos windows y linux estan revueltos, pero esto puede solucionarse.<text:line-break/>Con la etiqueta &lt;optgroup&gt; se pueden crear grupos de opciones para así clasificarlos:</text:p>
        <text:section text:style-name="Sect1" text:name="crayon-540f6a2d98231702101686">
          <table:table table:name="Table22" table:style-name="Table22">
            <table:table-column table:style-name="Table22.A"/>
            <table:table-column table:style-name="Table22.B"/>
            <text:soft-page-break/>
            <table:table-row>
              <table:table-cell table:style-name="Table22.A1" office:value-type="string">
                <text:p text:style-name="Table_20_Contents">1</text:p>
                <text:p text:style-name="Table_20_Contents">2</text:p>
                <text:p text:style-name="Table_20_Contents">3</text:p>
                <text:p text:style-name="Table_20_Contents">4</text:p>
                <text:p text:style-name="Table_20_Contents">5</text:p>
                <text:p text:style-name="Table_20_Contents">6</text:p>
                <text:p text:style-name="Table_20_Contents">7</text:p>
                <text:p text:style-name="Table_20_Contents">8</text:p>
                <text:p text:style-name="Table_20_Contents">9</text:p>
                <text:p text:style-name="Table_20_Contents">10</text:p>
                <text:p text:style-name="Table_20_Contents">11</text:p>
                <text:p text:style-name="Table_20_Contents">12</text:p>
                <text:p text:style-name="Table_20_Contents">13</text:p>
              </table:table-cell>
              <table:table-cell table:style-name="Table22.A1" office:value-type="string">
                <text:section text:style-name="Sect1" text:name="crayon-540f6a2d98231702101686-1">
                  <text:p text:style-name="Table_20_Contents">&lt;select name="OS"&gt;</text:p>
                </text:section>
                <text:section text:style-name="Sect1" text:name="crayon-540f6a2d98231702101686-2">
                  <text:p text:style-name="Table_20_Contents">   &lt;option selected value="0"&gt; Elige una opción &lt;/option&gt;</text:p>
                </text:section>
                <text:section text:style-name="Sect1" text:name="crayon-540f6a2d98231702101686-3">
                  <text:p text:style-name="Table_20_Contents">       &lt;optgroup label="Microsoft"&gt; </text:p>
                </text:section>
                <text:section text:style-name="Sect1" text:name="crayon-540f6a2d98231702101686-4">
                  <text:p text:style-name="Table_20_Contents">       &lt;option value="1"&gt;Windows Vista&lt;/option&gt; </text:p>
                </text:section>
                <text:section text:style-name="Sect1" text:name="crayon-540f6a2d98231702101686-5">
                  <text:p text:style-name="Table_20_Contents">       &lt;option value="2"&gt;Windows 7&lt;/option&gt; </text:p>
                </text:section>
                <text:section text:style-name="Sect1" text:name="crayon-540f6a2d98231702101686-6">
                  <text:p text:style-name="Table_20_Contents">       &lt;option value="3"&gt;Windows XP&lt;/option&gt; </text:p>
                </text:section>
                <text:section text:style-name="Sect1" text:name="crayon-540f6a2d98231702101686-7">
                  <text:p text:style-name="Table_20_Contents">   &lt;/optgroup&gt; </text:p>
                </text:section>
                <text:section text:style-name="Sect1" text:name="crayon-540f6a2d98231702101686-8">
                  <text:p text:style-name="Table_20_Contents">   &lt;optgroup label="Linux"&gt; </text:p>
                </text:section>
                <text:section text:style-name="Sect1" text:name="crayon-540f6a2d98231702101686-9">
                  <text:p text:style-name="Table_20_Contents">       &lt;option value="10"&gt;Fedora&lt;/option&gt; </text:p>
                </text:section>
                <text:section text:style-name="Sect1" text:name="crayon-540f6a2d98231702101686-10">
                  <text:p text:style-name="Table_20_Contents">       &lt;option value="11"&gt;Debian&lt;/option&gt; </text:p>
                </text:section>
                <text:section text:style-name="Sect1" text:name="crayon-540f6a2d98231702101686-11">
                  <text:p text:style-name="Table_20_Contents">       &lt;option value="12"&gt;Suse&lt;/option&gt; </text:p>
                </text:section>
                <text:section text:style-name="Sect1" text:name="crayon-540f6a2d98231702101686-12">
                  <text:p text:style-name="Table_20_Contents">   &lt;/optgroup&gt; </text:p>
                </text:section>
                <text:section text:style-name="Sect1" text:name="crayon-540f6a2d98231702101686-13">
                  <text:p text:style-name="Table_20_Contents">&lt;/select&gt;</text:p>
                </text:section>
              </table:table-cell>
            </table:table-row>
          </table:table>
        </text:section>
        <text:p text:style-name="Text_20_body">El código anterior mostrará algo así:</text:p>
        <text:p text:style-name="Text_20_body"> </text:p>
        <text:p text:style-name="Text_20_body">Si lo que se desea es que esta no sea una lista desplegable, entonces se genera un código indicando el size de la lista:</text:p>
        <text:section text:style-name="Sect1" text:name="crayon-540f6a2d98236977570184">
          <table:table table:name="Table23" table:style-name="Table23">
            <table:table-column table:style-name="Table23.A"/>
            <table:table-column table:style-name="Table23.B"/>
            <text:soft-page-break/>
            <table:table-row>
              <table:table-cell table:style-name="Table23.A1" office:value-type="string">
                <text:p text:style-name="Table_20_Contents">1</text:p>
                <text:p text:style-name="Table_20_Contents">2</text:p>
                <text:p text:style-name="Table_20_Contents">3</text:p>
                <text:p text:style-name="Table_20_Contents">4</text:p>
                <text:p text:style-name="Table_20_Contents">5</text:p>
                <text:p text:style-name="Table_20_Contents">6</text:p>
                <text:p text:style-name="Table_20_Contents">7</text:p>
                <text:p text:style-name="Table_20_Contents">8</text:p>
                <text:p text:style-name="Table_20_Contents">9</text:p>
                <text:p text:style-name="Table_20_Contents">10</text:p>
                <text:p text:style-name="Table_20_Contents">11</text:p>
                <text:p text:style-name="Table_20_Contents">12</text:p>
                <text:p text:style-name="Table_20_Contents">13</text:p>
              </table:table-cell>
              <table:table-cell table:style-name="Table23.A1" office:value-type="string">
                <text:section text:style-name="Sect1" text:name="crayon-540f6a2d98236977570184-1">
                  <text:p text:style-name="Table_20_Contents">&lt;select name="OS" size=9&gt;</text:p>
                </text:section>
                <text:section text:style-name="Sect1" text:name="crayon-540f6a2d98236977570184-2">
                  <text:p text:style-name="Table_20_Contents">   &lt;option selected value="0"&gt; Elige una opción &lt;/option&gt;</text:p>
                </text:section>
                <text:section text:style-name="Sect1" text:name="crayon-540f6a2d98236977570184-3">
                  <text:p text:style-name="Table_20_Contents">       &lt;optgroup label="Microsoft"&gt; </text:p>
                </text:section>
                <text:section text:style-name="Sect1" text:name="crayon-540f6a2d98236977570184-4">
                  <text:p text:style-name="Table_20_Contents">       &lt;option value="1"&gt;Windows Vista&lt;/option&gt; </text:p>
                </text:section>
                <text:section text:style-name="Sect1" text:name="crayon-540f6a2d98236977570184-5">
                  <text:p text:style-name="Table_20_Contents">       &lt;option value="2"&gt;Windows 7&lt;/option&gt; </text:p>
                </text:section>
                <text:section text:style-name="Sect1" text:name="crayon-540f6a2d98236977570184-6">
                  <text:p text:style-name="Table_20_Contents">       &lt;option value="3"&gt;Windows XP&lt;/option&gt; </text:p>
                </text:section>
                <text:section text:style-name="Sect1" text:name="crayon-540f6a2d98236977570184-7">
                  <text:p text:style-name="Table_20_Contents">   &lt;/optgroup&gt; </text:p>
                </text:section>
                <text:section text:style-name="Sect1" text:name="crayon-540f6a2d98236977570184-8">
                  <text:p text:style-name="Table_20_Contents">   &lt;optgroup label="Linux"&gt; </text:p>
                </text:section>
                <text:section text:style-name="Sect1" text:name="crayon-540f6a2d98236977570184-9">
                  <text:p text:style-name="Table_20_Contents">       &lt;option value="10"&gt;Fedora&lt;/option&gt; </text:p>
                </text:section>
                <text:section text:style-name="Sect1" text:name="crayon-540f6a2d98236977570184-10">
                  <text:p text:style-name="Table_20_Contents">       &lt;option value="11"&gt;Debian&lt;/option&gt; </text:p>
                </text:section>
                <text:section text:style-name="Sect1" text:name="crayon-540f6a2d98236977570184-11">
                  <text:p text:style-name="Table_20_Contents">       &lt;option value="12"&gt;Suse&lt;/option&gt; </text:p>
                </text:section>
                <text:section text:style-name="Sect1" text:name="crayon-540f6a2d98236977570184-12">
                  <text:p text:style-name="Table_20_Contents">   &lt;/optgroup&gt; </text:p>
                </text:section>
                <text:section text:style-name="Sect1" text:name="crayon-540f6a2d98236977570184-13">
                  <text:p text:style-name="Table_20_Contents">&lt;/select&gt;</text:p>
                </text:section>
              </table:table-cell>
            </table:table-row>
          </table:table>
        </text:section>
        <text:p text:style-name="Text_20_body">Y eso mostraría esto:</text:p>
      </text:section>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MX" style:letter-kerning="true" style:font-name-asian="Droid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MX"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Droid Sans" style:font-family-asian="'Droid Sans'"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fo:color="#808080" style:font-name="Liberation Serif" fo:font-family="'Liberation Serif'" style:font-family-generic="roman" style:font-pitch="variable" fo:font-size="14pt" fo:font-weight="bold" style:font-name-asian="Droid Sans" style:font-family-asian="'Droid Sans'"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9-09T15:56:59.490480108</meta:creation-date>
    <dc:date>2014-09-09T16:45:06.301967115</dc:date>
    <meta:editing-duration>PT32M56S</meta:editing-duration>
    <meta:editing-cycles>1</meta:editing-cycles>
    <meta:document-statistic meta:table-count="23" meta:image-count="0" meta:object-count="0" meta:page-count="8" meta:paragraph-count="226" meta:word-count="1537" meta:character-count="10444" meta:non-whitespace-character-count="8882"/>
    <meta:generator>LibreOffice/4.2.6.3$Linux_X86_64 LibreOffice_project/420m0$Build-3</meta:generator>
  </office:meta>
</office:document-meta>
</file>